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office:font-face-decls>
  <office:automatic-styles>
    <style:style style:name="P1" style:family="paragraph" style:parent-style-name="Standard">
      <style:paragraph-properties fo:text-align="center" style:justify-single-word="false"/>
      <style:text-properties fo:font-size="8pt" fo:font-weight="bold" officeooo:rsid="001ce56e" officeooo:paragraph-rsid="001ce56e" style:font-size-asian="8pt" style:font-weight-asian="bold" style:font-size-complex="8pt" style:font-weight-complex="bold"/>
    </style:style>
    <style:style style:name="P2" style:family="paragraph" style:parent-style-name="Standard">
      <style:text-properties fo:font-size="8pt" fo:font-weight="bold" officeooo:rsid="001ce56e" officeooo:paragraph-rsid="001ce56e" style:font-size-asian="8pt" style:font-weight-asian="bold" style:font-size-complex="8pt" style:font-weight-complex="bold"/>
    </style:style>
    <style:style style:name="P3" style:family="paragraph" style:parent-style-name="Standard">
      <style:paragraph-properties fo:text-align="justify" style:justify-single-word="false"/>
      <style:text-properties fo:font-size="8pt" fo:font-weight="bold" officeooo:rsid="001dd22d" officeooo:paragraph-rsid="001ffaa9" style:font-size-asian="8pt" style:font-weight-asian="bold" style:font-size-complex="8pt" style:font-weight-complex="bold"/>
    </style:style>
    <style:style style:name="P4" style:family="paragraph" style:parent-style-name="Standard">
      <style:paragraph-properties fo:text-align="center" style:justify-single-word="false"/>
      <style:text-properties fo:font-size="8pt" fo:font-weight="bold" officeooo:rsid="001b34aa" officeooo:paragraph-rsid="001b34aa" style:font-size-asian="8pt" style:font-weight-asian="bold" style:font-size-complex="8pt" style:font-weight-complex="bold"/>
    </style:style>
    <style:style style:name="P5" style:family="paragraph" style:parent-style-name="Standard">
      <style:paragraph-properties fo:text-align="justify" style:justify-single-word="false"/>
      <style:text-properties fo:font-size="8pt" fo:font-weight="bold" officeooo:rsid="001b34aa" officeooo:paragraph-rsid="001cc997" style:font-size-asian="8pt" style:font-weight-asian="bold" style:font-size-complex="8pt" style:font-weight-complex="bold"/>
    </style:style>
    <style:style style:name="P6" style:family="paragraph" style:parent-style-name="Standard">
      <style:paragraph-properties fo:text-align="justify" style:justify-single-word="false"/>
      <style:text-properties fo:font-size="8pt" fo:font-weight="bold" officeooo:rsid="001b34aa" officeooo:paragraph-rsid="001ce56e" style:font-size-asian="8pt" style:font-weight-asian="bold" style:font-size-complex="8pt" style:font-weight-complex="bold"/>
    </style:style>
    <style:style style:name="P7" style:family="paragraph" style:parent-style-name="Standard">
      <style:text-properties fo:font-size="8pt" fo:font-weight="bold" officeooo:rsid="001b34aa" officeooo:paragraph-rsid="001b34aa" style:font-size-asian="8pt" style:font-weight-asian="bold" style:font-size-complex="8pt" style:font-weight-complex="bold"/>
    </style:style>
    <style:style style:name="P8" style:family="paragraph" style:parent-style-name="Standard">
      <style:text-properties fo:font-size="8pt" fo:font-weight="bold" officeooo:rsid="001bf669" officeooo:paragraph-rsid="001bf669" style:font-size-asian="8pt" style:font-weight-asian="bold" style:font-size-complex="8pt" style:font-weight-complex="bold"/>
    </style:style>
    <style:style style:name="P9" style:family="paragraph" style:parent-style-name="Standard">
      <style:text-properties fo:font-size="8pt" fo:font-weight="bold" officeooo:rsid="0019be5b" officeooo:paragraph-rsid="001ce56e" style:font-size-asian="8pt" style:font-weight-asian="bold" style:font-size-complex="8pt" style:font-weight-complex="bold"/>
    </style:style>
    <style:style style:name="P10" style:family="paragraph" style:parent-style-name="Standard">
      <style:paragraph-properties fo:text-align="center" style:justify-single-word="false"/>
      <style:text-properties fo:font-size="8pt" fo:font-weight="bold" officeooo:rsid="0019be5b" officeooo:paragraph-rsid="001ce56e" style:font-size-asian="8pt" style:font-weight-asian="bold" style:font-size-complex="8pt" style:font-weight-complex="bold"/>
    </style:style>
    <style:style style:name="P11" style:family="paragraph" style:parent-style-name="Standard">
      <style:text-properties fo:font-size="8pt" fo:font-weight="bold" officeooo:rsid="00269be7" officeooo:paragraph-rsid="00269be7" style:font-size-asian="8pt" style:font-weight-asian="bold" style:font-size-complex="8pt" style:font-weight-complex="bold"/>
    </style:style>
    <style:style style:name="P12" style:family="paragraph" style:parent-style-name="Standard">
      <style:paragraph-properties fo:text-align="center" style:justify-single-word="false"/>
      <style:text-properties fo:font-size="8pt" fo:font-weight="bold" officeooo:rsid="00269be7" officeooo:paragraph-rsid="00269be7" style:font-size-asian="8pt" style:font-weight-asian="bold" style:font-size-complex="8pt" style:font-weight-complex="bold"/>
    </style:style>
    <style:style style:name="P13" style:family="paragraph" style:parent-style-name="Standard">
      <style:text-properties fo:font-size="8pt" officeooo:rsid="0019be5b" officeooo:paragraph-rsid="0019be5b" style:font-size-asian="8pt" style:font-size-complex="8pt"/>
    </style:style>
    <style:style style:name="P14" style:family="paragraph" style:parent-style-name="Standard">
      <style:text-properties fo:font-size="8pt" officeooo:rsid="001b34aa" officeooo:paragraph-rsid="001b34aa" style:font-size-asian="8pt" style:font-size-complex="8pt"/>
    </style:style>
    <style:style style:name="P15" style:family="paragraph" style:parent-style-name="Standard">
      <style:paragraph-properties fo:text-align="justify" style:justify-single-word="false"/>
      <style:text-properties fo:font-size="8pt" officeooo:rsid="001b34aa" officeooo:paragraph-rsid="001b34aa" style:font-size-asian="8pt" style:font-size-complex="8pt"/>
    </style:style>
    <style:style style:name="P16" style:family="paragraph" style:parent-style-name="Standard">
      <style:paragraph-properties fo:text-align="justify" style:justify-single-word="false"/>
      <style:text-properties fo:font-size="8pt" officeooo:rsid="001bf669" officeooo:paragraph-rsid="001b34aa" style:font-size-asian="8pt" style:font-size-complex="8pt"/>
    </style:style>
    <style:style style:name="P17" style:family="paragraph" style:parent-style-name="Standard">
      <style:text-properties fo:font-size="8pt" officeooo:rsid="001bf669" officeooo:paragraph-rsid="001bf669" style:font-size-asian="8pt" style:font-size-complex="8pt"/>
    </style:style>
    <style:style style:name="P18" style:family="paragraph" style:parent-style-name="Standard">
      <style:paragraph-properties fo:text-align="justify" style:justify-single-word="false"/>
      <style:text-properties fo:font-size="8pt" officeooo:rsid="001cc997" officeooo:paragraph-rsid="001ce56e" style:font-size-asian="8pt" style:font-size-complex="8pt"/>
    </style:style>
    <style:style style:name="P19" style:family="paragraph" style:parent-style-name="Standard">
      <style:paragraph-properties fo:text-align="justify" style:justify-single-word="false"/>
      <style:text-properties fo:font-size="8pt" officeooo:rsid="001cc997" officeooo:paragraph-rsid="001cc997" style:font-size-asian="8pt" style:font-size-complex="8pt"/>
    </style:style>
    <style:style style:name="P20" style:family="paragraph" style:parent-style-name="Standard">
      <style:paragraph-properties fo:text-align="justify" style:justify-single-word="false"/>
      <style:text-properties fo:font-size="8pt" fo:font-weight="normal" officeooo:rsid="001dd22d" officeooo:paragraph-rsid="001ce56e" style:font-size-asian="8pt" style:font-weight-asian="normal" style:font-size-complex="8pt" style:font-weight-complex="normal"/>
    </style:style>
    <style:style style:name="P21" style:family="paragraph" style:parent-style-name="Standard">
      <style:paragraph-properties fo:text-align="justify" style:justify-single-word="false"/>
      <style:text-properties fo:font-size="8pt" fo:font-weight="normal" officeooo:rsid="001dd22d" officeooo:paragraph-rsid="001dd22d" style:font-size-asian="8pt" style:font-weight-asian="normal" style:font-size-complex="8pt" style:font-weight-complex="normal"/>
    </style:style>
    <style:style style:name="P22" style:family="paragraph" style:parent-style-name="Standard">
      <style:paragraph-properties fo:text-align="justify" style:justify-single-word="false"/>
      <style:text-properties fo:font-size="8pt" fo:font-weight="normal" officeooo:rsid="001dd22d" officeooo:paragraph-rsid="001ffaa9" style:font-size-asian="8pt" style:font-weight-asian="normal" style:font-size-complex="8pt" style:font-weight-complex="normal"/>
    </style:style>
    <style:style style:name="P23" style:family="paragraph" style:parent-style-name="Standard">
      <style:paragraph-properties fo:text-align="center" style:justify-single-word="false"/>
      <style:text-properties fo:font-size="8pt" fo:font-weight="normal" officeooo:rsid="001ce56e" officeooo:paragraph-rsid="001ce56e" style:font-size-asian="8pt" style:font-weight-asian="normal" style:font-size-complex="8pt" style:font-weight-complex="normal"/>
    </style:style>
    <style:style style:name="P24" style:family="paragraph" style:parent-style-name="Standard">
      <style:paragraph-properties fo:text-align="justify" style:justify-single-word="false"/>
      <style:text-properties fo:font-size="8pt" fo:font-weight="normal" officeooo:rsid="001b34aa" officeooo:paragraph-rsid="001cc997" style:font-size-asian="8pt" style:font-weight-asian="normal" style:font-size-complex="8pt" style:font-weight-complex="normal"/>
    </style:style>
    <style:style style:name="P25" style:family="paragraph" style:parent-style-name="Standard">
      <style:paragraph-properties fo:text-align="justify" style:justify-single-word="false"/>
      <style:text-properties fo:font-size="8pt" fo:font-weight="normal" officeooo:rsid="001b34aa" officeooo:paragraph-rsid="001ffaa9" style:font-size-asian="8pt" style:font-weight-asian="normal" style:font-size-complex="8pt" style:font-weight-complex="normal"/>
    </style:style>
    <style:style style:name="P26" style:family="paragraph" style:parent-style-name="Standard">
      <style:paragraph-properties fo:text-align="justify" style:justify-single-word="false"/>
      <style:text-properties fo:font-size="8pt" fo:font-weight="normal" officeooo:rsid="001b34aa" officeooo:paragraph-rsid="001ce56e" style:font-size-asian="8pt" style:font-weight-asian="normal" style:font-size-complex="8pt" style:font-weight-complex="normal"/>
    </style:style>
    <style:style style:name="P27" style:family="paragraph" style:parent-style-name="Standard">
      <style:paragraph-properties fo:text-align="justify" style:justify-single-word="false"/>
      <style:text-properties fo:font-size="8pt" fo:font-weight="normal" officeooo:rsid="00269be7" officeooo:paragraph-rsid="00269be7" style:font-size-asian="8pt" style:font-weight-asian="normal" style:font-size-complex="8pt" style:font-weight-complex="normal"/>
    </style:style>
    <style:style style:name="P28" style:family="paragraph" style:parent-style-name="Standard">
      <style:paragraph-properties fo:text-align="justify" style:justify-single-word="false"/>
      <style:text-properties fo:font-size="8pt" fo:font-weight="normal" officeooo:rsid="00269be7" officeooo:paragraph-rsid="0028f333" style:font-size-asian="8pt" style:font-weight-asian="normal" style:font-size-complex="8pt" style:font-weight-complex="normal"/>
    </style:style>
    <style:style style:name="P29" style:family="paragraph" style:parent-style-name="Standard">
      <style:paragraph-properties fo:text-align="justify" style:justify-single-word="false"/>
      <style:text-properties fo:font-size="8pt" fo:font-weight="normal" officeooo:rsid="002e5e40" officeooo:paragraph-rsid="002e5e40" style:font-size-asian="8pt" style:font-weight-asian="normal" style:font-size-complex="8pt" style:font-weight-complex="normal"/>
    </style:style>
    <style:style style:name="P30" style:family="paragraph" style:parent-style-name="Standard">
      <style:paragraph-properties fo:text-align="justify" style:justify-single-word="false"/>
      <style:text-properties fo:font-size="8pt" fo:font-style="italic" fo:font-weight="bold" officeooo:rsid="001dd22d" officeooo:paragraph-rsid="001ffaa9" style:font-size-asian="8pt" style:font-style-asian="italic" style:font-weight-asian="bold" style:font-size-complex="8pt" style:font-style-complex="italic" style:font-weight-complex="bold"/>
    </style:style>
    <style:style style:name="P31" style:family="paragraph" style:parent-style-name="Standard">
      <style:paragraph-properties fo:text-align="justify" style:justify-single-word="false"/>
      <style:text-properties fo:font-size="8pt" fo:font-style="italic" fo:font-weight="bold" officeooo:rsid="001dd22d" officeooo:paragraph-rsid="00236eed" style:font-size-asian="8pt" style:font-style-asian="italic" style:font-weight-asian="bold" style:font-size-complex="8pt" style:font-style-complex="italic" style:font-weight-complex="bold"/>
    </style:style>
    <style:style style:name="P32" style:family="paragraph" style:parent-style-name="Standard">
      <style:paragraph-properties fo:text-align="justify" style:justify-single-word="false"/>
      <style:text-properties fo:font-size="8pt" fo:font-style="italic" fo:font-weight="bold" officeooo:rsid="001b34aa" officeooo:paragraph-rsid="001cc997" style:font-size-asian="8pt" style:font-style-asian="italic" style:font-weight-asian="bold" style:font-size-complex="8pt" style:font-style-complex="italic" style:font-weight-complex="bold"/>
    </style:style>
    <style:style style:name="P33" style:family="paragraph" style:parent-style-name="Standard">
      <style:paragraph-properties fo:text-align="justify" style:justify-single-word="false"/>
      <style:text-properties fo:font-size="8pt" fo:font-style="italic" fo:font-weight="bold" officeooo:rsid="001cc997" officeooo:paragraph-rsid="001ce56e" style:font-size-asian="8pt" style:font-style-asian="italic" style:font-weight-asian="bold" style:font-size-complex="8pt" style:font-style-complex="italic" style:font-weight-complex="bold"/>
    </style:style>
    <style:style style:name="P34" style:family="paragraph" style:parent-style-name="Standard">
      <style:text-properties style:font-name="Liberation Serif" fo:font-size="8pt" fo:font-weight="normal" officeooo:rsid="00269be7" officeooo:paragraph-rsid="002e3a08" style:font-size-asian="8pt" style:font-weight-asian="normal" style:font-size-complex="8pt" style:font-weight-complex="normal"/>
    </style:style>
    <style:style style:name="P35" style:family="paragraph" style:parent-style-name="Standard">
      <style:text-properties style:font-name="Liberation Serif" fo:font-size="8pt" fo:font-weight="normal" officeooo:rsid="00269be7" officeooo:paragraph-rsid="002f782a" style:font-size-asian="8pt" style:font-weight-asian="normal" style:font-size-complex="8pt" style:font-weight-complex="normal"/>
    </style:style>
    <style:style style:name="P36" style:family="paragraph" style:parent-style-name="Standard">
      <style:paragraph-properties fo:text-align="center" style:justify-single-word="false"/>
      <style:text-properties fo:font-size="8pt" fo:font-weight="bold" officeooo:rsid="001ce56e" officeooo:paragraph-rsid="001ce56e" style:font-size-asian="8pt" style:font-weight-asian="bold" style:font-size-complex="8pt" style:font-weight-complex="bold"/>
    </style:style>
    <style:style style:name="P37" style:family="paragraph" style:parent-style-name="Standard">
      <style:paragraph-properties fo:text-align="justify" style:justify-single-word="false"/>
      <style:text-properties fo:font-size="8pt" fo:font-weight="bold" officeooo:rsid="001ce56e" officeooo:paragraph-rsid="001ce56e" style:font-size-asian="8pt" style:font-weight-asian="bold" style:font-size-complex="8pt" style:font-weight-complex="bold"/>
    </style:style>
    <style:style style:name="P38" style:family="paragraph" style:parent-style-name="Standard">
      <style:paragraph-properties fo:text-align="center" style:justify-single-word="false"/>
      <style:text-properties fo:font-size="8pt" fo:font-weight="bold" officeooo:rsid="001b34aa" officeooo:paragraph-rsid="001b34aa" style:font-size-asian="8pt" style:font-weight-asian="bold" style:font-size-complex="8pt" style:font-weight-complex="bold"/>
    </style:style>
    <style:style style:name="P39" style:family="paragraph" style:parent-style-name="Standard">
      <style:paragraph-properties fo:text-align="center" style:justify-single-word="false"/>
      <style:text-properties fo:font-size="8pt" fo:font-weight="bold" officeooo:rsid="002f782a" officeooo:paragraph-rsid="002f782a" style:font-size-asian="8pt" style:font-weight-asian="bold" style:font-size-complex="8pt" style:font-weight-complex="bold"/>
    </style:style>
    <style:style style:name="P40" style:family="paragraph" style:parent-style-name="Standard">
      <style:text-properties fo:font-size="8pt" fo:font-weight="bold" officeooo:rsid="0019be5b" officeooo:paragraph-rsid="002f4154" style:font-size-asian="8pt" style:font-weight-asian="bold" style:font-size-complex="8pt" style:font-weight-complex="bold"/>
    </style:style>
    <style:style style:name="P41" style:family="paragraph" style:parent-style-name="Standard">
      <style:text-properties fo:font-size="8pt" fo:font-weight="bold" officeooo:rsid="0019be5b" officeooo:paragraph-rsid="001ce56e" style:font-size-asian="8pt" style:font-weight-asian="bold" style:font-size-complex="8pt" style:font-weight-complex="bold"/>
    </style:style>
    <style:style style:name="P42" style:family="paragraph" style:parent-style-name="Standard">
      <style:text-properties fo:font-size="8pt" fo:font-weight="bold" officeooo:rsid="00321af1" officeooo:paragraph-rsid="00321af1" style:font-size-asian="8pt" style:font-weight-asian="bold" style:font-size-complex="8pt" style:font-weight-complex="bold"/>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fo:font-weight="bold" officeooo:rsid="001ffaa9" style:font-style-asian="italic" style:font-weight-asian="bold" style:font-style-complex="italic" style:font-weight-complex="bold"/>
    </style:style>
    <style:style style:name="T3" style:family="text">
      <style:text-properties fo:font-style="italic" fo:font-weight="bold" officeooo:rsid="0021bb53" style:font-style-asian="italic" style:font-weight-asian="bold" style:font-style-complex="italic" style:font-weight-complex="bold"/>
    </style:style>
    <style:style style:name="T4" style:family="text">
      <style:text-properties fo:font-style="italic" fo:font-weight="bold" officeooo:rsid="002566ea" style:font-style-asian="italic" style:font-weight-asian="bold" style:font-style-complex="italic" style:font-weight-complex="bold"/>
    </style:style>
    <style:style style:name="T5" style:family="text">
      <style:text-properties fo:font-style="italic" fo:font-weight="bold" officeooo:rsid="002adfe5" style:font-style-asian="italic" style:font-weight-asian="bold" style:font-style-complex="italic" style:font-weight-complex="bold"/>
    </style:style>
    <style:style style:name="T6" style:family="text">
      <style:text-properties fo:font-weight="bold" style:font-weight-asian="bold" style:font-weight-complex="bold"/>
    </style:style>
    <style:style style:name="T7" style:family="text">
      <style:text-properties fo:font-weight="bold" officeooo:rsid="001ffaa9" style:font-weight-asian="bold" style:font-weight-complex="bold"/>
    </style:style>
    <style:style style:name="T8" style:family="text">
      <style:text-properties officeooo:rsid="001ffaa9"/>
    </style:style>
    <style:style style:name="T9" style:family="text">
      <style:text-properties officeooo:rsid="00223b85"/>
    </style:style>
    <style:style style:name="T10" style:family="text">
      <style:text-properties officeooo:rsid="00236eed"/>
    </style:style>
    <style:style style:name="T11" style:family="text">
      <style:text-properties officeooo:rsid="002566ea"/>
    </style:style>
    <style:style style:name="T12" style:family="text">
      <style:text-properties officeooo:rsid="002adfe5"/>
    </style:style>
    <style:style style:name="T13" style:family="text">
      <style:text-properties fo:font-variant="normal" fo:text-transform="none" fo:color="#ffffff" loext:opacity="100%" fo:letter-spacing="normal" fo:font-style="normal" fo:background-color="#c9211e" loext:char-shading-value="0"/>
    </style:style>
    <style:style style:name="T14" style:family="text">
      <style:text-properties fo:font-variant="normal" fo:text-transform="none" fo:color="#ffffff" loext:opacity="100%" fo:letter-spacing="normal" fo:font-style="normal" fo:background-color="#33940f" loext:char-shading-value="0"/>
    </style:style>
    <style:style style:name="T15" style:family="text">
      <style:text-properties fo:font-variant="normal" fo:text-transform="none" fo:letter-spacing="normal" fo:font-style="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ESSOAL</text:p>
      <text:p text:style-name="P1"/>
      <text:p text:style-name="P29">Hi, I'm João Denari. <text:span text:style-name="T1">I'm Brazilian with Italian citizenship</text:span>, which allows me to <text:span text:style-name="T1">live and work anywhere in the European Union</text:span>. I have an <text:span text:style-name="T1">engineering degree and a strong tech background</text:span>, where <text:span text:style-name="T1">I’ve been working for several years.</text:span> During my studies, I had the opportunity to live and study in France, at the University of Technology of Compiègne. That’s when I became fluent in French.</text:p>
      <text:p text:style-name="P29"/>
      <text:p text:style-name="P29"><text:span text:style-name="T1">I’m passionate about technology and crypto.</text:span> For the past two years, I’ve been working at a Brazilian startup — the largest crypto exchange in Latin America. Now, <text:span text:style-name="T1">with my Italian citizenship</text:span>, <text:span text:style-name="T1">I’m looking to build an international tech career</text:span> — either in Europe, the United States, or Canada.</text:p>
      <text:p text:style-name="P29"/>
      <text:p text:style-name="P29">I'm a hard-working and dedicated professional, always looking to build new things and improve my skills.</text:p>
      <text:p text:style-name="P29"/>
      <text:p text:style-name="P29">Over the past year, I've been studying both crypto and cloud services. That led me to start pursuing Google Cloud certifications — and I plan to take the Professional Cloud Engineer exam next year.</text:p>
      <text:p text:style-name="P1"/>
      <text:p text:style-name="P1"/>
      <text:p text:style-name="P1">SFOX</text:p>
      <text:p text:style-name="P1"/>
      <text:p text:style-name="P37"/>
      <text:p text:style-name="P20">sFOX (San Francisco Open Exchange) is a crypto platform / prime dealer focused on professional clients. <text:span text:style-name="T6">It connects to many exchanges</text:span> at the same time and finds the <text:span text:style-name="T6">best prices for the client</text:span>. It is used by those who operate with high volume and need liquidity, fast execution, and integration with secure third-party custody.</text:p>
      <text:p text:style-name="P20"/>
      <text:p text:style-name="P20"><text:span text:style-name="T6">In a similar way</text:span> — on a smaller scale — we have a kind of smart OTC system that I buil <text:span text:style-name="T10">for our traders</text:span>t. It connects to multiple CEXs (Mercado Bitcoin, MEXC, DVChain, Binance), DEXs (Base, Arbitrum, BNB, Jupiter), and also, in Brazil where we deal with BRL, to exchange providers <text:span text:style-name="T10">USD like</text:span> (Cainvest, BitGo, Conduit).</text:p>
      <text:p text:style-name="P21"/>
      <text:p text:style-name="P21"/>
      <text:p text:style-name="P21"/>
      <text:p text:style-name="P3">sFOX — <text:span text:style-name="T9">CLIENTS</text:span></text:p>
      <text:p text:style-name="P22"/>
      <text:p text:style-name="P31"><text:span text:style-name="T10">P</text:span>rofessional Clients:</text:p>
      <text:p text:style-name="P22">Companies that operate with large volumes and require liquidity, security, and integration across multiple exchanges, without needing separate accounts and APIs for each one.</text:p>
      <text:p text:style-name="P22"/>
      <text:p text:style-name="P30">High-Volume Traders:</text:p>
      <text:p text:style-name="P22">Professional traders looking for better pricing, low latency, and access to algorithmic order types to execute strategies more efficiently, without managing multiple exchanges manually.</text:p>
      <text:p text:style-name="P21"/>
      <text:p text:style-name="P21"/>
      <text:p text:style-name="P21"/>
      <text:p text:style-name="P3">sFOX — <text:span text:style-name="T9">REVENUE SOURCES</text:span></text:p>
      <text:p text:style-name="P22"/>
      <text:p text:style-name="P30">Execution Fees:</text:p>
      <text:p text:style-name="P22"><text:span text:style-name="T6">sFOX charges a fee on each executed order</text:span>, whether it's a maker (passive order) or taker (aggressive order). The fee may vary depending on the client's trading volume and order type.</text:p>
      <text:p text:style-name="P22"/>
      <text:p text:style-name="P30">OTC Spreads:</text:p>
      <text:p text:style-name="P22">In over-the-counter (OTC) operations, sFOX may apply a <text:span text:style-name="T6">hidden spread between the actual market price and the price shown to the client.</text:span> This generates profit without charging a direct fee.</text:p>
      <text:p text:style-name="P22"/>
      <text:p text:style-name="P30">Premium Services for Institutions:</text:p>
      <text:p text:style-name="P22">Institutional clients pay for additional infrastructure, such as secure <text:span text:style-name="T6">custody with asset segregation, API integrations, custom reports, and dedicated technical support.</text:span></text:p>
      <text:p text:style-name="P22"/>
      <text:p text:style-name="P30">Staking Commissions:</text:p>
      <text:p text:style-name="P22">For products like staking, sFOX keeps a commission from the yield generated. The same can apply to other structured or financial products offered through the platform.</text:p>
      <text:p text:style-name="P21"/>
      <text:p text:style-name="P21"/>
      <text:p text:style-name="P21"/>
      <text:p text:style-name="P3">sFOX — <text:span text:style-name="T9">STRATEGIES</text:span></text:p>
      <text:p text:style-name="P22"/>
      <text:p text:style-name="P30">Smart Routing:</text:p>
      <text:p text:style-name="P22">Executes orders using smart routing, automatically searching for the best available price across more than 80 markets. Ideal for optimizing execution without worrying about which exchange to use.</text:p>
      <text:p text:style-name="P22"/>
      <text:p text:style-name="P30">IOC (Immediate-Or-Cancel):</text:p>
      <text:p text:style-name="P22">A speed-focused order. It executes whatever is available immediately, and cancels the rest. Prevents the order from sitting in the book.</text:p>
      <text:p text:style-name="P22"/>
      <text:p text:style-name="P30">TWAP (Time-Weighted Average Price):</text:p>
      <text:p text:style-name="P22">Splits the order into smaller parts over time to reduce market impact and target a more stable average price.</text:p>
      <text:p text:style-name="P22"/>
      <text:p text:style-name="P30">Stop:</text:p>
      <text:p text:style-name="P22">A conditional order that is triggered only when the price reaches a specific level. Commonly used to limit losses or enter during a breakout.</text:p>
      <text:p text:style-name="P22"/>
      <text:p text:style-name="P30">Trailing Stop:</text:p>
      <text:p text:style-name="P22">A variation of the stop order that adjusts automatically as the price moves in your favor. Helps lock in profits without manual tracking.</text:p>
      <text:p text:style-name="P22"/>
      <text:p text:style-name="P30">Hare:</text:p>
      <text:p text:style-name="P22"><text:soft-page-break/>Price-focused strategy using post-only orders to become a maker. Good for saving on fees and entering positions more discreetly.</text:p>
      <text:p text:style-name="P22"/>
      <text:p text:style-name="P30">Sniper:</text:p>
      <text:p text:style-name="P22">Prioritizes speed using hidden taker orders. Useful for grabbing liquidity fast without revealing intent to the market.</text:p>
      <text:p text:style-name="P22"/>
      <text:p text:style-name="P30">Polar Bear:</text:p>
      <text:p text:style-name="P22">Similar to Sniper, but tailored for low-liquidity environments. Uses hidden-taker logic with a different execution pattern.</text:p>
      <text:p text:style-name="P22"/>
      <text:p text:style-name="P30">Gorilla:</text:p>
      <text:p text:style-name="P22">Designed for very large orders. Places post-only orders with a focus on price and stealth execution, aiming to minimize market impact.</text:p>
      <text:p text:style-name="P21"/>
      <text:p text:style-name="P21"/>
      <text:p text:style-name="P23"/>
      <text:p text:style-name="P4">MERCADO BITCOIN</text:p>
      <text:p text:style-name="P4"/>
      <text:p text:style-name="P4"/>
      <text:p text:style-name="P4"/>
      <text:p text:style-name="P5">M<text:span text:style-name="T9">ERCADO BITCOIN </text:span>— <text:span text:style-name="T9">ABOUT</text:span></text:p>
      <text:p text:style-name="P5"/>
      <text:p text:style-name="P24">Mercado Bitcoin is the largest crypto company in Latin America, based in São Paulo, Brazil. It works as a <text:span text:style-name="T6">digital asset platform</text:span>, offering products like:</text:p>
      <text:p text:style-name="P24"/>
      <text:p text:style-name="P32">Crypto <text:span text:style-name="T8">E</text:span>xchange:</text:p>
      <text:p text:style-name="P24"><text:span text:style-name="T7">U</text:span><text:span text:style-name="T6">sers can buy and sell cryptocurrencies like Bitcoin and Ethereum directly on the platform</text:span>, with real-time prices and secure custody.</text:p>
      <text:p text:style-name="P24"/>
      <text:p text:style-name="P32">Digital <text:span text:style-name="T8">F</text:span>ixed <text:span text:style-name="T8">I</text:span>ncome:</text:p>
      <text:p text:style-name="P24"><text:span text:style-name="T6">Users can buy tokens backed by real things</text:span>, like court cases or payment plans, and earn steady income. For example, a token might pay you every month from money the government owes someone.</text:p>
      <text:p text:style-name="P24"/>
      <text:p text:style-name="P25"><text:span text:style-name="T1">Digital </text:span><text:span text:style-name="T2">V</text:span><text:span text:style-name="T1">ariable </text:span><text:span text:style-name="T2">I</text:span><text:span text:style-name="T1">ncome:</text:span> </text:p>
      <text:p text:style-name="P25"><text:span text:style-name="T8">U</text:span>sers can access tokenized versions of global assets — such as US stocks or commodities — and trade them 24/7, just like crypto.</text:p>
      <text:p text:style-name="P24"/>
      <text:p text:style-name="P24">The company combines strong infrastructure, a focus on regulation, and blockchain innovation to give both individuals and companies safe and scalable access to digital assets.</text:p>
      <text:p text:style-name="P14"/>
      <text:p text:style-name="P14"/>
      <text:p text:style-name="P14"/>
      <text:p text:style-name="P7">MERCADO BITCOIN — SOFTWARE ENGINEER ON THE TREASURY SQUAD</text:p>
      <text:p text:style-name="P14"/>
      <text:p text:style-name="P16">I joined Mercado Bitcoin after being invited by a friend who was already working there. At the time, I was working at Pluslink.</text:p>
      <text:p text:style-name="P16"/>
      <text:p text:style-name="P16"><text:span text:style-name="T1">I became part of the Treasury Squad</text:span>, a small team of three developers: a tech lead, another mid-level developer, and myself.</text:p>
      <text:p text:style-name="P16"/>
      <text:p text:style-name="P16">The treasury area is divided <text:span text:style-name="T1">into two key fronts, </text:span><text:span text:style-name="T3">which I’ve had the opportunity to work across both sides:</text:span></text:p>
      <text:p text:style-name="P16"/>
      <text:p text:style-name="P16">Operations, which manages custody and all asset transfers (on-chain and off-chain). On the Operations side, I helped build internal systems and tools to organize and monitor digital asset flows. This included working closely with Google Cloud Platform (GCP) and building infrastructure that supports both internal and external transactions.</text:p>
      <text:p text:style-name="P16"/>
      <text:p text:style-name="P16">Traders, who are in charge of executing trading strategies and arbitrage. On the Trading side, I developed and maintained <text:span text:style-name="T1">automated trading bots focused</text:span> on fast execution and market opportunities, optimizing speed and reliability for real-time strategies.</text:p>
      <text:p text:style-name="P14"/>
      <text:p text:style-name="P14"/>
      <text:p text:style-name="P14"/>
      <text:p text:style-name="P6">MERCADO BITCOIN — MAIN PROJECT — TRANSACTION CENTRALIZATION SYSTEM</text:p>
      <text:p text:style-name="P15"/>
      <text:p text:style-name="P16">My main project on the operations side was to develop a <text:span text:style-name="T1">centralized system to consolidate all company transactions</text:span>, both internal (from our own platform) and external (from CEXs, DEXs, and wallets).</text:p>
      <text:p text:style-name="P16"/>
      <text:p text:style-name="P16">This system connects <text:span text:style-name="T11">to many</text:span> sources — <text:span text:style-name="T1">from CeFi to DeFi</text:span> — builds a structured database, and provides a CMS-style interface for the treasury team to <text:span text:style-name="T1">view, track, and report transactions, including P&amp;L of trading strategies.</text:span><text:span text:style-name="T4"> Saying if the strategy's performance changed — for better or worse — depending on market prices or trader actions.</text:span></text:p>
      <text:p text:style-name="P16"/>
      <text:p text:style-name="P16">It's available as a dedicated section within the company’s internal system, and I’m fully responsible for it. The project runs inside a GCP container, with a Python (Flask) backend, a JavaScript frontend, and a PostgreSQL database.</text:p>
      <text:p text:style-name="P17"/>
      <text:p text:style-name="P17"/>
      <text:p text:style-name="P17"/>
      <text:p text:style-name="P8">MERCADO BITCOIN — REVENUE-FOCUSED PROJECTS — TRADING</text:p>
      <text:p text:style-name="P17"/>
      <text:p text:style-name="P18">I also work with the trading side of the treasury team, building bots and automations for market strategies aimed at generating revenue.</text:p>
      <text:p text:style-name="P18"/>
      <text:p text:style-name="P33">Fishing Strategy:</text:p>
      <text:p text:style-name="P18">A bot that places maker orders with wide spreads on low-liquidity tokens (shitcoins/memecoins).</text:p>
      <text:p text:style-name="P18">If the market moves and the price is hit, the bot completes the trade and closes the position on a more liquid exchange.</text:p>
      <text:p text:style-name="P18"/>
      <text:p text:style-name="P33">Spread Collector Strategy:</text:p>
      <text:p text:style-name="P18">A bot that looks for arbitrage opportunities by scanning maker orders on low-liquidity tokens across different exchanges.</text:p>
      <text:p text:style-name="P18">It buys on one exchange and sells on another, capturing small price gaps with low-latency execution.</text:p>
      <text:p text:style-name="P18"><text:soft-page-break/></text:p>
      <text:p text:style-name="P33">JLP Delta-Neutral Strategy:</text:p>
      <text:p text:style-name="P18">A bot that performs delta-neutral yield farming using Jupiter liquidity pools (Solana).</text:p>
      <text:p text:style-name="P18">It enters LPs with neutral exposure (e.g. 50/50 SOL-USDC), earns yield through fees and farming rewards, and uses spot or perp positions to hedge the volatile asset, keeping the strategy market-neutral.</text:p>
      <text:p text:style-name="P18"/>
      <text:p text:style-name="P33">OTC Quotation Tool:</text:p>
      <text:p text:style-name="P18">This bot doesn’t execute trades but is part of the treasury CMS. It queries order books from CEXs and DeFi protocols (Jupiter, Base, Arbitrum, BNB) to build live quotes for different tokens. This helps traders decide where it’s best to buy or sell large amounts.</text:p>
      <text:p text:style-name="P18"/>
      <text:p text:style-name="P18">These trading strategies required a different tech stack compared to the operations side. Here, I mainly use Go, because of its execution speed and performance.</text:p>
      <text:p text:style-name="P19"/>
      <text:p text:style-name="P19"/>
      <text:p text:style-name="P19"/>
      <text:p text:style-name="P6">MERCADO BITCOIN — REASON FOR LEAVING</text:p>
      <text:p text:style-name="P26"/>
      <text:p text:style-name="P26">The company started a strategic shift with a <text:span text:style-name="T1">stronger focus on digital fixed income products</text:span>, which reduced the space and priority for trading and automation initiatives — exactly where I concentrate most of my work <text:span text:style-name="T11">and where I want to continue in. </text:span></text:p>
      <text:p text:style-name="P26"/>
      <text:p text:style-name="P26">In addition, the company announced a transition from full remote to hybrid work starting next year, which also influenced my decision to look for new challenges that better align with my technical profile. </text:p>
      <text:p text:style-name="P5"/>
      <text:p text:style-name="P13"/>
      <text:p text:style-name="P2">PERSONAL TRADING BOTS</text:p>
      <text:p text:style-name="P2"/>
      <text:p text:style-name="P2">PLUSLINK</text:p>
      <text:p text:style-name="P2"/>
      <text:p text:style-name="P2">BUSER</text:p>
      <text:p text:style-name="P2"/>
      <text:p text:style-name="P10">TECHNICAL SKILLS</text:p>
      <text:p text:style-name="P9"/>
      <text:p text:style-name="P27"><text:span text:style-name="T1">I have a strong background</text:span> in JavaScript, Python, and Go. All my career, everything <text:span text:style-name="T1">I have developed has been with these three languages</text:span> — at Pluslink mainly with JavaScript and Python, and at Mercado Bitcoin with JavaScript, Python, and Go.</text:p>
      <text:p text:style-name="P27"/>
      <text:p text:style-name="P27">In addition, <text:span text:style-name="T1">I am building solid knowledge in cloud development.</text:span> Today I work daily with Cloud Run, Cloud Scheduler, Kubernetes, BigQuery, and Jenkins. <text:span text:style-name="T1">This year I took the GCP Associate certification, and next year I plan to take the Professional Cloud Developer certification.</text:span></text:p>
      <text:p text:style-name="P27"/>
      <text:p text:style-name="P27">I also make extensive use of <text:span text:style-name="T1">artificial intelligence to speed up my work</text:span>, while always keeping a strong focus on organization and security when applying it.</text:p>
      <text:p text:style-name="P11"/>
      <text:p text:style-name="P11"/>
      <text:p text:style-name="P12">SALARY</text:p>
      <text:p text:style-name="P11"/>
      <text:p text:style-name="P28">I saw in your message that the salary range is <text:span text:style-name="T1">$35–$80/hour</text:span><text:span text:style-name="T6">.</text:span> Right now <text:span text:style-name="T1">I earn $</text:span><text:span text:style-name="T5">20</text:span><text:span text:style-name="T1">/hour</text:span>, but I also receive benefits such as health insurance, meal allowance, and home office support. <text:span text:style-name="T12">It is very good these factors here.</text:span></text:p>
      <text:p text:style-name="P28"/>
      <text:p text:style-name="P28">When I <text:span text:style-name="T12">added it</text:span>, it comes to around $2<text:span text:style-name="T12">6</text:span>/hour. <text:span text:style-name="T1">So $35 would already be a good raise for me, but I think we could fairly negotiate around $40</text:span>, since you wouldn’t have to cover those benefits.</text:p>
      <text:p text:style-name="P28"/>
      <text:p text:style-name="P28">What do you think? Does that sound fair to you? $40 is already a good starting point for me. It also leaves <text:span text:style-name="T1">plenty of room for me to grow</text:span> within the company, <text:span text:style-name="T1">since the top of the range is $80</text:span> — and I’ll work hard to get there.</text:p>
      <text:p text:style-name="P11"/>
      <text:p text:style-name="P9"/>
      <text:p text:style-name="P9">QUESTIONS TO ASK</text:p>
      <text:p text:style-name="P9"/>
      <text:p text:style-name="P42">Novo produto dentro </text:p>
      <text:p text:style-name="P42"/>
      <text:p text:style-name="P42">como vai ser o time? Composto por quantas pessoas? </text:p>
      <text:p text:style-name="P9"/>
      <text:p text:style-name="P9"/>
      <text:p text:style-name="P9"/>
      <text:p text:style-name="P9"/>
      <text:p text:style-name="P39">JOB DESCRIPTION</text:p>
      <text:p text:style-name="P40"/>
      <text:p text:style-name="P40"/>
      <text:p text:style-name="P34"><text:span text:style-name="T15">Job Title: Senior Blockchain Developer – Real Estate Platform</text:span><text:line-break/><text:span text:style-name="T15">Location: Remote (Global)</text:span><text:line-break/><text:span text:style-name="T15">Job Type: Contract (Full-Time: over 25 - 30 hrs/week, Part-Time: 15 - 20 hrs/week)</text:span><text:line-break/><text:span text:style-name="T15">Compensation: $50 – $90/hour (higher for senior experience)</text:span><text:line-break/><text:span text:style-name="T15">Duration: 6-month initial contract (with strong extension potential)</text:span><text:line-break/><text:span text:style-name="T15">Start Date: Immediate</text:span><text:line-break/><text:span text:style-name="T15">Payment: Crypto or bank transfer</text:span></text:p>
      <text:p text:style-name="P35"><text:span text:style-name="T15">Manager: Pavlo Vainerman</text:span><text:line-break/><text:line-break/><text:span text:style-name="T15">About the Project</text:span><text:line-break/><text:span text:style-name="T15">We’re creating a cutting-edge blockchain platform to streamline real estate transactions. This includes smart contracts for automated commission payouts, tokenized property listings, and decentralized workflows that reduce paperwork and increase transparency for realtors.</text:span><text:line-break/><text:line-break/><text:soft-page-break/><text:span text:style-name="T15">Key Responsibilities:</text:span><text:line-break/><text:span text:style-name="T15">Develop and deploy smart contracts (Solidity) for escrow, commissions, and property tokenization. Integrate with blockchain networks like Polygon, Ethereum, and BNB Chain. </text:span></text:p>
      <text:p text:style-name="P35"><text:span text:style-name="T15">Collaborate on decentralized MLS integration and reputation systems</text:span><text:line-break/><text:span text:style-name="T15">Optimize for scalability, security, and gas efficiency</text:span><text:line-break/><text:span text:style-name="T15">Contribute to architecture decisions and product roadmap</text:span><text:line-break/><text:line-break/><text:span text:style-name="T15">Tech Stack</text:span><text:line-break/><text:span text:style-name="T15">Languages: </text:span><text:span text:style-name="T13">Solidity</text:span><text:span text:style-name="T15">, </text:span><text:span text:style-name="T14">TypeScript</text:span><text:line-break/><text:span text:style-name="T15">Frameworks: </text:span><text:span text:style-name="T13">Hardhat</text:span><text:span text:style-name="T15">, </text:span><text:span text:style-name="T14">ethers.js, Next.js</text:span><text:line-break/><text:span text:style-name="T15">Blockchains: </text:span><text:span text:style-name="T13">Polygon</text:span><text:span text:style-name="T15">, </text:span><text:span text:style-name="T14">Ethereum, BNB Chain</text:span><text:line-break/><text:span text:style-name="T15">Tooling: </text:span><text:span text:style-name="T14">MetaMask</text:span><text:span text:style-name="T15">, </text:span><text:span text:style-name="T13">IPFS, Chainlink (for oracles)</text:span><text:line-break/><text:span text:style-name="T15">Bonus: Experience with real estate APIs (MLS), DID/KYC solutions, or fractional ownership protocols</text:span><text:line-break/><text:line-break/><text:span text:style-name="T15">You’re a Great Fit If You:</text:span><text:line-break/><text:span text:style-name="T15">Have 3+ years in blockchain development (DeFi, NFTs, or dApps)</text:span><text:line-break/><text:span text:style-name="T15">Are fluent in Solidity and Web3 development tools</text:span><text:line-break/><text:span text:style-name="T15">Understand smart contract security best practices</text:span><text:line-break/><text:span text:style-name="T15">Can work independently and communicate effectively in a remote setting</text:span><text:line-break/><text:span text:style-name="T14">Have experience</text:span><text:span text:style-name="T15"> (or strong interest) </text:span><text:span text:style-name="T14">in PropTech</text:span><text:span text:style-name="T15"> or regulated industries</text:span><text:line-break/><text:line-break/><text:span text:style-name="T15">Why Join Us?</text:span><text:line-break/><text:span text:style-name="T15">Real-World Impact – Help transform a trillion-dollar industry</text:span><text:line-break/><text:span text:style-name="T15">Autonomy &amp; Flexibility – Fully remote with async work options</text:span><text:line-break/><text:span text:style-name="T15">Growth Opportunity – Join early and influence the product vision</text:span><text:line-break/><text:span text:style-name="T15">Competitive Pay – Market-based rates + possible token incentives</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0-04T07:36:31.918447311</meta:creation-date>
    <dc:date>2025-10-05T19:25:35.034481936</dc:date>
    <meta:editing-duration>PT42M28S</meta:editing-duration>
    <meta:editing-cycles>5</meta:editing-cycles>
    <meta:generator>LibreOffice/7.3.7.2$Linux_X86_64 LibreOffice_project/30$Build-2</meta:generator>
    <meta:document-statistic meta:table-count="0" meta:image-count="0" meta:object-count="0" meta:page-count="4" meta:paragraph-count="96" meta:word-count="1874" meta:character-count="12239" meta:non-whitespace-character-count="10421"/>
  </office:meta>
</office:document-meta>
</file>